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52a" officeooo:paragraph-rsid="0009f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8:48:26.255931130</meta:creation-date>
    <dc:date>2023-04-26T18:48:44.392860185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6.2$Linux_X86_64 LibreOffice_project/30$Build-2</meta:generator>
  </office:meta>
</office:document-meta>
</file>